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NN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0904032" calcext:value-type="float">
            <text:p>0.0009040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45118" calcext:value-type="float">
            <text:p>0.545118</text:p>
          </table:table-cell>
          <table:table-cell office:value-type="float" office:value="0.00590152" calcext:value-type="float">
            <text:p>0.005901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542" calcext:value-type="float">
            <text:p>0.54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0129389" calcext:value-type="float">
            <text:p>0.0129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655639" calcext:value-type="float">
            <text:p>0.655639</text:p>
          </table:table-cell>
          <table:table-cell office:value-type="float" office:value="0.673177" calcext:value-type="float">
            <text:p>0.673177</text:p>
          </table:table-cell>
          <table:table-cell office:value-type="float" office:value="0.0414785" calcext:value-type="float">
            <text:p>0.04147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08132" calcext:value-type="float">
            <text:p>0.908132</text:p>
          </table:table-cell>
          <table:table-cell office:value-type="float" office:value="0.900879" calcext:value-type="float">
            <text:p>0.900879</text:p>
          </table:table-cell>
          <table:table-cell office:value-type="float" office:value="0.0233271" calcext:value-type="float">
            <text:p>0.02332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833282" calcext:value-type="float">
            <text:p>0.833282</text:p>
          </table:table-cell>
          <table:table-cell office:value-type="float" office:value="0.786574" calcext:value-type="float">
            <text:p>0.786574</text:p>
          </table:table-cell>
          <table:table-cell office:value-type="float" office:value="0.00996195" calcext:value-type="float">
            <text:p>0.00996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14043" calcext:value-type="float">
            <text:p>0.914043</text:p>
          </table:table-cell>
          <table:table-cell office:value-type="float" office:value="0.928697" calcext:value-type="float">
            <text:p>0.928697</text:p>
          </table:table-cell>
          <table:table-cell office:value-type="float" office:value="0.0226179" calcext:value-type="float">
            <text:p>0.0226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50588" calcext:value-type="float">
            <text:p>0.950588</text:p>
          </table:table-cell>
          <table:table-cell office:value-type="float" office:value="0.903933" calcext:value-type="float">
            <text:p>0.903933</text:p>
          </table:table-cell>
          <table:table-cell office:value-type="float" office:value="0.00142964" calcext:value-type="float">
            <text:p>0.001429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74476" calcext:value-type="float">
            <text:p>0.774476</text:p>
          </table:table-cell>
          <table:table-cell office:value-type="float" office:value="0.700935" calcext:value-type="float">
            <text:p>0.700935</text:p>
          </table:table-cell>
          <table:table-cell office:value-type="float" office:value="0.00256391" calcext:value-type="float">
            <text:p>0.002563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3431" calcext:value-type="float">
            <text:p>0.993431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0917586" calcext:value-type="float">
            <text:p>0.0917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36792" calcext:value-type="float">
            <text:p>0.836792</text:p>
          </table:table-cell>
          <table:table-cell office:value-type="float" office:value="0.814736" calcext:value-type="float">
            <text:p>0.814736</text:p>
          </table:table-cell>
          <table:table-cell office:value-type="float" office:value="0.017277" calcext:value-type="float">
            <text:p>0.0172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85386" calcext:value-type="float">
            <text:p>0.885386</text:p>
          </table:table-cell>
          <table:table-cell office:value-type="float" office:value="0.811038" calcext:value-type="float">
            <text:p>0.811038</text:p>
          </table:table-cell>
          <table:table-cell office:value-type="float" office:value="0.0037728" calcext:value-type="float">
            <text:p>0.00377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79973" calcext:value-type="float">
            <text:p>0.779973</text:p>
          </table:table-cell>
          <table:table-cell office:value-type="float" office:value="0.671782" calcext:value-type="float">
            <text:p>0.671782</text:p>
          </table:table-cell>
          <table:table-cell office:value-type="float" office:value="0.209971" calcext:value-type="float">
            <text:p>0.2099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37679" calcext:value-type="float">
            <text:p>0.937679</text:p>
          </table:table-cell>
          <table:table-cell office:value-type="float" office:value="0.910033" calcext:value-type="float">
            <text:p>0.910033</text:p>
          </table:table-cell>
          <table:table-cell office:value-type="float" office:value="0.0205115" calcext:value-type="float">
            <text:p>0.0205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6171" calcext:value-type="float">
            <text:p>0.986171</text:p>
          </table:table-cell>
          <table:table-cell office:value-type="float" office:value="0.910835" calcext:value-type="float">
            <text:p>0.910835</text:p>
          </table:table-cell>
          <table:table-cell office:value-type="float" office:value="0.0927291" calcext:value-type="float">
            <text:p>0.092729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1335" calcext:value-type="float">
            <text:p>0.871335</text:p>
          </table:table-cell>
          <table:table-cell office:value-type="float" office:value="0.802378" calcext:value-type="float">
            <text:p>0.802378</text:p>
          </table:table-cell>
          <table:table-cell office:value-type="float" office:value="0.0488386" calcext:value-type="float">
            <text:p>0.04883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83889" calcext:value-type="float">
            <text:p>0.883889</text:p>
          </table:table-cell>
          <table:table-cell office:value-type="float" office:value="0.860375" calcext:value-type="float">
            <text:p>0.860375</text:p>
          </table:table-cell>
          <table:table-cell office:value-type="float" office:value="0.0483493" calcext:value-type="float">
            <text:p>0.04834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5671" calcext:value-type="float">
            <text:p>0.15671</text:p>
          </table:table-cell>
          <table:table-cell office:value-type="float" office:value="0.221948" calcext:value-type="float">
            <text:p>0.221948</text:p>
          </table:table-cell>
          <table:table-cell office:value-type="float" office:value="0.00840298" calcext:value-type="float">
            <text:p>0.008402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666016" calcext:value-type="float">
            <text:p>0.666016</text:p>
          </table:table-cell>
          <table:table-cell office:value-type="float" office:value="0.152265" calcext:value-type="float">
            <text:p>0.1522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0.985302" calcext:value-type="float">
            <text:p>0.985302</text:p>
          </table:table-cell>
          <table:table-cell office:value-type="float" office:value="0.353032" calcext:value-type="float">
            <text:p>0.35303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3:.B22])/20" office:value-type="float" office:value="0.79985205" calcext:value-type="float">
            <text:p>0.79985205</text:p>
          </table:table-cell>
          <table:table-cell table:formula="of:=SUM([.C3:.C22])/20" office:value-type="float" office:value="0.7791058" calcext:value-type="float">
            <text:p>0.7791058</text:p>
          </table:table-cell>
          <table:table-cell table:formula="of:=SUM([.D3:.D22])/20" office:value-type="float" office:value="0.0584015666" calcext:value-type="float">
            <text:p>0.0584015666</text:p>
          </table:table-cell>
          <table:table-cell table:number-columns-repeated="2"/>
        </table:table-row>
      </table:table>
      <table:table table:name="EN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282214" calcext:value-type="float">
            <text:p>0.002822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96935" calcext:value-type="float">
            <text:p>0.596935</text:p>
          </table:table-cell>
          <table:table-cell office:value-type="float" office:value="0.456902" calcext:value-type="float">
            <text:p>0.456902</text:p>
          </table:table-cell>
          <table:table-cell office:value-type="float" office:value="0.00766137" calcext:value-type="float">
            <text:p>0.00766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0173624" calcext:value-type="float">
            <text:p>0.0173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32393" calcext:value-type="float">
            <text:p>0.732393</text:p>
          </table:table-cell>
          <table:table-cell office:value-type="float" office:value="0.320052" calcext:value-type="float">
            <text:p>0.320052</text:p>
          </table:table-cell>
          <table:table-cell office:value-type="float" office:value="0.0512862" calcext:value-type="float">
            <text:p>0.05128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7637" calcext:value-type="float">
            <text:p>0.957637</text:p>
          </table:table-cell>
          <table:table-cell office:value-type="float" office:value="0.136731" calcext:value-type="float">
            <text:p>0.136731</text:p>
          </table:table-cell>
          <table:table-cell office:value-type="float" office:value="0.0504883" calcext:value-type="float">
            <text:p>0.05048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721757" calcext:value-type="float">
            <text:p>0.721757</text:p>
          </table:table-cell>
          <table:table-cell office:value-type="float" office:value="0.269444" calcext:value-type="float">
            <text:p>0.269444</text:p>
          </table:table-cell>
          <table:table-cell office:value-type="float" office:value="0.0146935" calcext:value-type="float">
            <text:p>0.01469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63608" calcext:value-type="float">
            <text:p>0.963608</text:p>
          </table:table-cell>
          <table:table-cell office:value-type="float" office:value="0.13265" calcext:value-type="float">
            <text:p>0.13265</text:p>
          </table:table-cell>
          <table:table-cell office:value-type="float" office:value="0.0462877" calcext:value-type="float">
            <text:p>0.0462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47059" calcext:value-type="float">
            <text:p>0.947059</text:p>
          </table:table-cell>
          <table:table-cell office:value-type="float" office:value="0.147753" calcext:value-type="float">
            <text:p>0.147753</text:p>
          </table:table-cell>
          <table:table-cell office:value-type="float" office:value="0.00572577" calcext:value-type="float">
            <text:p>0.005725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21143" calcext:value-type="float">
            <text:p>0.721143</text:p>
          </table:table-cell>
          <table:table-cell office:value-type="float" office:value="0.279907" calcext:value-type="float">
            <text:p>0.279907</text:p>
          </table:table-cell>
          <table:table-cell office:value-type="float" office:value="0.00369947" calcext:value-type="float">
            <text:p>0.003699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821" calcext:value-type="float">
            <text:p>0.997821</text:p>
          </table:table-cell>
          <table:table-cell office:value-type="float" office:value="0.101895" calcext:value-type="float">
            <text:p>0.101895</text:p>
          </table:table-cell>
          <table:table-cell office:value-type="float" office:value="0.190274" calcext:value-type="float">
            <text:p>0.1902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6415" calcext:value-type="float">
            <text:p>0.886415</text:p>
          </table:table-cell>
          <table:table-cell office:value-type="float" office:value="0.198151" calcext:value-type="float">
            <text:p>0.198151</text:p>
          </table:table-cell>
          <table:table-cell office:value-type="float" office:value="0.028743" calcext:value-type="float">
            <text:p>0.0287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02896" calcext:value-type="float">
            <text:p>0.902896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828505" calcext:value-type="float">
            <text:p>0.828505</text:p>
          </table:table-cell>
          <table:table-cell office:value-type="float" office:value="0.297183" calcext:value-type="float">
            <text:p>0.297183</text:p>
          </table:table-cell>
          <table:table-cell office:value-type="float" office:value="0.328244" calcext:value-type="float">
            <text:p>0.328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66196" calcext:value-type="float">
            <text:p>0.966196</text:p>
          </table:table-cell>
          <table:table-cell office:value-type="float" office:value="0.140296" calcext:value-type="float">
            <text:p>0.140296</text:p>
          </table:table-cell>
          <table:table-cell office:value-type="float" office:value="0.0404518" calcext:value-type="float">
            <text:p>0.04045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92359" calcext:value-type="float">
            <text:p>0.992359</text:p>
          </table:table-cell>
          <table:table-cell office:value-type="float" office:value="0.116457" calcext:value-type="float">
            <text:p>0.116457</text:p>
          </table:table-cell>
          <table:table-cell office:value-type="float" office:value="0.199344" calcext:value-type="float">
            <text:p>0.1993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96355" calcext:value-type="float">
            <text:p>0.896355</text:p>
          </table:table-cell>
          <table:table-cell office:value-type="float" office:value="0.215105" calcext:value-type="float">
            <text:p>0.215105</text:p>
          </table:table-cell>
          <table:table-cell office:value-type="float" office:value="0.0976887" calcext:value-type="float">
            <text:p>0.09768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5417" calcext:value-type="float">
            <text:p>0.945417</text:p>
          </table:table-cell>
          <table:table-cell office:value-type="float" office:value="0.149375" calcext:value-type="float">
            <text:p>0.149375</text:p>
          </table:table-cell>
          <table:table-cell office:value-type="float" office:value="0.0946641" calcext:value-type="float">
            <text:p>0.09466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42424" calcext:value-type="float">
            <text:p>0.142424</text:p>
          </table:table-cell>
          <table:table-cell office:value-type="float" office:value="0.813377" calcext:value-type="float">
            <text:p>0.813377</text:p>
          </table:table-cell>
          <table:table-cell office:value-type="float" office:value="0.00608906" calcext:value-type="float">
            <text:p>0.006089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76467" calcext:value-type="float">
            <text:p>0.776467</text:p>
          </table:table-cell>
          <table:table-cell office:value-type="float" office:value="0.288416" calcext:value-type="float">
            <text:p>0.288416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31" calcext:value-type="float">
            <text:p>0.998431</text:p>
          </table:table-cell>
          <table:table-cell office:value-type="float" office:value="0.0431118" calcext:value-type="float">
            <text:p>0.0431118</text:p>
          </table:table-cell>
          <table:table-cell office:value-type="float" office:value="0.802765" calcext:value-type="float">
            <text:p>0.8027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3:.B22])/20" office:value-type="float" office:value="0.83215755" calcext:value-type="float">
            <text:p>0.83215755</text:p>
          </table:table-cell>
          <table:table-cell table:formula="of:=SUM([.C3:.C22])/20" office:value-type="float" office:value="0.24118764" calcext:value-type="float">
            <text:p>0.24118764</text:p>
          </table:table-cell>
          <table:table-cell table:formula="of:=SUM([.D3:.D22])/20" office:value-type="float" office:value="0.1122175755" calcext:value-type="float">
            <text:p>0.1122175755</text:p>
          </table:table-cell>
          <table:table-cell table:number-columns-repeated="2"/>
        </table:table-row>
      </table:table>
      <table:table table:name="IB3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668667" calcext:value-type="float">
            <text:p>0.668667</text:p>
          </table:table-cell>
          <table:table-cell office:value-type="float" office:value="0.00423475" calcext:value-type="float">
            <text:p>0.004234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09387" calcext:value-type="float">
            <text:p>0.509387</text:p>
          </table:table-cell>
          <table:table-cell office:value-type="float" office:value="0.753872" calcext:value-type="float">
            <text:p>0.753872</text:p>
          </table:table-cell>
          <table:table-cell office:value-type="float" office:value="0.00962372" calcext:value-type="float">
            <text:p>0.00962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584" calcext:value-type="float">
            <text:p>0.584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36241" calcext:value-type="float">
            <text:p>0.02362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99185" calcext:value-type="float">
            <text:p>0.599185</text:p>
          </table:table-cell>
          <table:table-cell office:value-type="float" office:value="0.76901" calcext:value-type="float">
            <text:p>0.76901</text:p>
          </table:table-cell>
          <table:table-cell office:value-type="float" office:value="0.118853" calcext:value-type="float">
            <text:p>0.1188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848956" calcext:value-type="float">
            <text:p>0.848956</text:p>
          </table:table-cell>
          <table:table-cell office:value-type="float" office:value="0.762742" calcext:value-type="float">
            <text:p>0.762742</text:p>
          </table:table-cell>
          <table:table-cell office:value-type="float" office:value="0.0639628" calcext:value-type="float">
            <text:p>0.06396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684341" calcext:value-type="float">
            <text:p>0.684341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0235363" calcext:value-type="float">
            <text:p>0.02353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869553" calcext:value-type="float">
            <text:p>0.869553</text:p>
          </table:table-cell>
          <table:table-cell office:value-type="float" office:value="0.769546" calcext:value-type="float">
            <text:p>0.769546</text:p>
          </table:table-cell>
          <table:table-cell office:value-type="float" office:value="0.0898027" calcext:value-type="float">
            <text:p>0.08980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754824" calcext:value-type="float">
            <text:p>0.754824</text:p>
          </table:table-cell>
          <table:table-cell office:value-type="float" office:value="0.675843" calcext:value-type="float">
            <text:p>0.675843</text:p>
          </table:table-cell>
          <table:table-cell office:value-type="float" office:value="0.00474541" calcext:value-type="float">
            <text:p>0.004745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632243" calcext:value-type="float">
            <text:p>0.632243</text:p>
          </table:table-cell>
          <table:table-cell office:value-type="float" office:value="0.00548546" calcext:value-type="float">
            <text:p>0.00548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848186" calcext:value-type="float">
            <text:p>0.848186</text:p>
          </table:table-cell>
          <table:table-cell office:value-type="float" office:value="0.73637" calcext:value-type="float">
            <text:p>0.73637</text:p>
          </table:table-cell>
          <table:table-cell office:value-type="float" office:value="0.580053" calcext:value-type="float">
            <text:p>0.5800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683585" calcext:value-type="float">
            <text:p>0.683585</text:p>
          </table:table-cell>
          <table:table-cell office:value-type="float" office:value="0.971811" calcext:value-type="float">
            <text:p>0.971811</text:p>
          </table:table-cell>
          <table:table-cell office:value-type="float" office:value="0.0037534" calcext:value-type="float">
            <text:p>0.00375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975481" calcext:value-type="float">
            <text:p>0.975481</text:p>
          </table:table-cell>
          <table:table-cell office:value-type="float" office:value="0.000420133" calcext:value-type="float">
            <text:p>0.0004201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480441" calcext:value-type="float">
            <text:p>0.480441</text:p>
          </table:table-cell>
          <table:table-cell office:value-type="float" office:value="0.982817" calcext:value-type="float">
            <text:p>0.982817</text:p>
          </table:table-cell>
          <table:table-cell office:value-type="float" office:value="0.0285552" calcext:value-type="float">
            <text:p>0.02855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862756" calcext:value-type="float">
            <text:p>0.862756</text:p>
          </table:table-cell>
          <table:table-cell office:value-type="float" office:value="0.982237" calcext:value-type="float">
            <text:p>0.982237</text:p>
          </table:table-cell>
          <table:table-cell office:value-type="float" office:value="0.00186511" calcext:value-type="float">
            <text:p>0.001865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0163592" calcext:value-type="float">
            <text:p>0.01635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77141" calcext:value-type="float">
            <text:p>0.77141</text:p>
          </table:table-cell>
          <table:table-cell office:value-type="float" office:value="0.955804" calcext:value-type="float">
            <text:p>0.955804</text:p>
          </table:table-cell>
          <table:table-cell office:value-type="float" office:value="0.0115326" calcext:value-type="float">
            <text:p>0.01153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26111" calcext:value-type="float">
            <text:p>0.926111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0135994" calcext:value-type="float">
            <text:p>0.01359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39827" calcext:value-type="float">
            <text:p>0.139827</text:p>
          </table:table-cell>
          <table:table-cell office:value-type="float" office:value="0.964935" calcext:value-type="float">
            <text:p>0.964935</text:p>
          </table:table-cell>
          <table:table-cell office:value-type="float" office:value="0.00181826" calcext:value-type="float">
            <text:p>0.001818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322733" calcext:value-type="float">
            <text:p>0.322733</text:p>
          </table:table-cell>
          <table:table-cell office:value-type="float" office:value="0.98528" calcext:value-type="float">
            <text:p>0.98528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78226" calcext:value-type="float">
            <text:p>0.978226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0489604" calcext:value-type="float">
            <text:p>0.04896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3:.B22])/20" office:value-type="float" office:value="0.69912675" calcext:value-type="float">
            <text:p>0.69912675</text:p>
          </table:table-cell>
          <table:table-cell table:formula="of:=SUM([.C3:.C22])/20" office:value-type="float" office:value="0.8447347" calcext:value-type="float">
            <text:p>0.8447347</text:p>
          </table:table-cell>
          <table:table-cell table:formula="of:=SUM([.D3:.D22])/20" office:value-type="float" office:value="0.05325494715" calcext:value-type="float">
            <text:p>0.05325494715</text:p>
          </table:table-cell>
          <table:table-cell table:number-columns-repeated="2"/>
        </table:table-row>
      </table:table>
      <table:table table:name="RS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4" calcext:value-type="float">
            <text:p>0.94</text:p>
          </table:table-cell>
          <table:table-cell office:value-type="float" office:value="0.812667" calcext:value-type="float">
            <text:p>0.812667</text:p>
          </table:table-cell>
          <table:table-cell office:value-type="float" office:value="0.00200579" calcext:value-type="float">
            <text:p>0.002005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98653" calcext:value-type="float">
            <text:p>0.598653</text:p>
          </table:table-cell>
          <table:table-cell office:value-type="float" office:value="0.00656733" calcext:value-type="float">
            <text:p>0.006567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46" calcext:value-type="float">
            <text:p>0.646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016499" calcext:value-type="float">
            <text:p>0.016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69787" calcext:value-type="float">
            <text:p>0.69787</text:p>
          </table:table-cell>
          <table:table-cell office:value-type="float" office:value="0.630078" calcext:value-type="float">
            <text:p>0.630078</text:p>
          </table:table-cell>
          <table:table-cell office:value-type="float" office:value="0.0412562" calcext:value-type="float">
            <text:p>0.04125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22912" calcext:value-type="float">
            <text:p>0.922912</text:p>
          </table:table-cell>
          <table:table-cell office:value-type="float" office:value="0.881898" calcext:value-type="float">
            <text:p>0.881898</text:p>
          </table:table-cell>
          <table:table-cell office:value-type="float" office:value="0.0355619" calcext:value-type="float">
            <text:p>0.03556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759276" calcext:value-type="float">
            <text:p>0.759276</text:p>
          </table:table-cell>
          <table:table-cell office:value-type="float" office:value="0.796296" calcext:value-type="float">
            <text:p>0.796296</text:p>
          </table:table-cell>
          <table:table-cell office:value-type="float" office:value="0.0116815" calcext:value-type="float">
            <text:p>0.01168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54785" calcext:value-type="float">
            <text:p>0.954785</text:p>
          </table:table-cell>
          <table:table-cell office:value-type="float" office:value="0.881552" calcext:value-type="float">
            <text:p>0.881552</text:p>
          </table:table-cell>
          <table:table-cell office:value-type="float" office:value="0.111971" calcext:value-type="float">
            <text:p>0.111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29412" calcext:value-type="float">
            <text:p>0.929412</text:p>
          </table:table-cell>
          <table:table-cell office:value-type="float" office:value="0.826404" calcext:value-type="float">
            <text:p>0.826404</text:p>
          </table:table-cell>
          <table:table-cell office:value-type="float" office:value="0.00252705" calcext:value-type="float">
            <text:p>0.002527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32381" calcext:value-type="float">
            <text:p>0.732381</text:p>
          </table:table-cell>
          <table:table-cell office:value-type="float" office:value="0.648598" calcext:value-type="float">
            <text:p>0.648598</text:p>
          </table:table-cell>
          <table:table-cell office:value-type="float" office:value="0.00298355" calcext:value-type="float">
            <text:p>0.002983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79594" calcext:value-type="float">
            <text:p>0.979594</text:p>
          </table:table-cell>
          <table:table-cell office:value-type="float" office:value="0.919898" calcext:value-type="float">
            <text:p>0.919898</text:p>
          </table:table-cell>
          <table:table-cell office:value-type="float" office:value="0.223665" calcext:value-type="float">
            <text:p>0.2236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62642" calcext:value-type="float">
            <text:p>0.862642</text:p>
          </table:table-cell>
          <table:table-cell office:value-type="float" office:value="0.686019" calcext:value-type="float">
            <text:p>0.686019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986" calcext:value-type="float">
            <text:p>0.87986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.00663107" calcext:value-type="float">
            <text:p>0.006631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8765" calcext:value-type="float">
            <text:p>0.78765</text:p>
          </table:table-cell>
          <table:table-cell office:value-type="float" office:value="0.584786" calcext:value-type="float">
            <text:p>0.584786</text:p>
          </table:table-cell>
          <table:table-cell office:value-type="float" office:value="0.234039" calcext:value-type="float">
            <text:p>0.2340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4536" calcext:value-type="float">
            <text:p>0.94536</text:p>
          </table:table-cell>
          <table:table-cell office:value-type="float" office:value="0.876974" calcext:value-type="float">
            <text:p>0.876974</text:p>
          </table:table-cell>
          <table:table-cell office:value-type="float" office:value="0.0560428" calcext:value-type="float">
            <text:p>0.05604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7264" calcext:value-type="float">
            <text:p>0.987264</text:p>
          </table:table-cell>
          <table:table-cell office:value-type="float" office:value="0.519705" calcext:value-type="float">
            <text:p>0.519705</text:p>
          </table:table-cell>
          <table:table-cell office:value-type="float" office:value="0.169394" calcext:value-type="float">
            <text:p>0.1693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1708" calcext:value-type="float">
            <text:p>0.861708</text:p>
          </table:table-cell>
          <table:table-cell office:value-type="float" office:value="0.498182" calcext:value-type="float">
            <text:p>0.498182</text:p>
          </table:table-cell>
          <table:table-cell office:value-type="float" office:value="0.072273" calcext:value-type="float">
            <text:p>0.0722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87083" calcext:value-type="float">
            <text:p>0.887083</text:p>
          </table:table-cell>
          <table:table-cell office:value-type="float" office:value="0.77775" calcext:value-type="float">
            <text:p>0.77775</text:p>
          </table:table-cell>
          <table:table-cell office:value-type="float" office:value="0.0632967" calcext:value-type="float">
            <text:p>0.06329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55844" calcext:value-type="float">
            <text:p>0.155844</text:p>
          </table:table-cell>
          <table:table-cell office:value-type="float" office:value="0.454935" calcext:value-type="float">
            <text:p>0.454935</text:p>
          </table:table-cell>
          <table:table-cell office:value-type="float" office:value="0.00702694" calcext:value-type="float">
            <text:p>0.007026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607168" calcext:value-type="float">
            <text:p>0.607168</text:p>
          </table:table-cell>
          <table:table-cell office:value-type="float" office:value="0.166783" calcext:value-type="float">
            <text:p>0.16678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0.861344" calcext:value-type="float">
            <text:p>0.861344</text:p>
          </table:table-cell>
          <table:table-cell office:value-type="float" office:value="2.11825" calcext:value-type="float">
            <text:p>2.118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SUM([.B3:.B22])/20" office:value-type="float" office:value="0.8120938" calcext:value-type="float">
            <text:p>0.8120938</text:p>
          </table:table-cell>
          <table:table-cell table:formula="of:=SUM([.C3:.C22])/20" office:value-type="float" office:value="0.71763015" calcext:value-type="float">
            <text:p>0.71763015</text:p>
          </table:table-cell>
          <table:table-cell table:formula="of:=SUM([.D3:.D22])/20" office:value-type="float" office:value="0.1686063915" calcext:value-type="float">
            <text:p>0.1686063915</text:p>
          </table:table-cell>
          <table:table-cell table:number-columns-repeated="2"/>
        </table:table-row>
      </table:table>
      <table:table table:name="Geneti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Gene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2" calcext:value-type="float">
            <text:p>0.92</text:p>
          </table:table-cell>
          <table:table-cell office:value-type="float" office:value="0.294073" calcext:value-type="float">
            <text:p>0.2940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751515" calcext:value-type="float">
            <text:p>0.751515</text:p>
          </table:table-cell>
          <table:table-cell office:value-type="float" office:value="0.530785" calcext:value-type="float">
            <text:p>0.5307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5" calcext:value-type="float">
            <text:p>0.65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941484" calcext:value-type="float">
            <text:p>0.9414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764453" calcext:value-type="float">
            <text:p>0.764453</text:p>
          </table:table-cell>
          <table:table-cell office:value-type="float" office:value="1.86812" calcext:value-type="float">
            <text:p>1.868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0247" calcext:value-type="float">
            <text:p>0.950247</text:p>
          </table:table-cell>
          <table:table-cell office:value-type="float" office:value="0.833392" calcext:value-type="float">
            <text:p>0.833392</text:p>
          </table:table-cell>
          <table:table-cell office:value-type="float" office:value="1.68518" calcext:value-type="float">
            <text:p>1.685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835401" calcext:value-type="float">
            <text:p>0.835401</text:p>
          </table:table-cell>
          <table:table-cell office:value-type="float" office:value="0.789815" calcext:value-type="float">
            <text:p>0.789815</text:p>
          </table:table-cell>
          <table:table-cell office:value-type="float" office:value="0.938718" calcext:value-type="float">
            <text:p>0.9387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62262" calcext:value-type="float">
            <text:p>0.962262</text:p>
          </table:table-cell>
          <table:table-cell office:value-type="float" office:value="0.842313" calcext:value-type="float">
            <text:p>0.842313</text:p>
          </table:table-cell>
          <table:table-cell office:value-type="float" office:value="1.78548" calcext:value-type="float">
            <text:p>1.78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48941" calcext:value-type="float">
            <text:p>0.948941</text:p>
          </table:table-cell>
          <table:table-cell office:value-type="float" office:value="0.898876" calcext:value-type="float">
            <text:p>0.898876</text:p>
          </table:table-cell>
          <table:table-cell office:value-type="float" office:value="0.36443" calcext:value-type="float">
            <text:p>0.364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66476" calcext:value-type="float">
            <text:p>0.766476</text:p>
          </table:table-cell>
          <table:table-cell office:value-type="float" office:value="0.754206" calcext:value-type="float">
            <text:p>0.754206</text:p>
          </table:table-cell>
          <table:table-cell office:value-type="float" office:value="0.29837" calcext:value-type="float">
            <text:p>0.298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091" calcext:value-type="float">
            <text:p>0.997091</text:p>
          </table:table-cell>
          <table:table-cell office:value-type="float" office:value="0.820627" calcext:value-type="float">
            <text:p>0.820627</text:p>
          </table:table-cell>
          <table:table-cell office:value-type="float" office:value="4.39168" calcext:value-type="float">
            <text:p>4.391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73585" calcext:value-type="float">
            <text:p>0.873585</text:p>
          </table:table-cell>
          <table:table-cell office:value-type="float" office:value="0.805057" calcext:value-type="float">
            <text:p>0.805057</text:p>
          </table:table-cell>
          <table:table-cell office:value-type="float" office:value="1.41864" calcext:value-type="float">
            <text:p>1.418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88669" calcext:value-type="float">
            <text:p>0.888669</text:p>
          </table:table-cell>
          <table:table-cell office:value-type="float" office:value="0.832597" calcext:value-type="float">
            <text:p>0.832597</text:p>
          </table:table-cell>
          <table:table-cell office:value-type="float" office:value="0.524539" calcext:value-type="float">
            <text:p>0.5245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94526" calcext:value-type="float">
            <text:p>0.794526</text:p>
          </table:table-cell>
          <table:table-cell office:value-type="float" office:value="0.74508" calcext:value-type="float">
            <text:p>0.74508</text:p>
          </table:table-cell>
          <table:table-cell office:value-type="float" office:value="5.02524" calcext:value-type="float">
            <text:p>5.025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55227" calcext:value-type="float">
            <text:p>0.955227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1.76334" calcext:value-type="float">
            <text:p>1.763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8628" calcext:value-type="float">
            <text:p>0.988628</text:p>
          </table:table-cell>
          <table:table-cell office:value-type="float" office:value="0.801201" calcext:value-type="float">
            <text:p>0.801201</text:p>
          </table:table-cell>
          <table:table-cell office:value-type="float" office:value="3.4993" calcext:value-type="float">
            <text:p>3.49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9355" calcext:value-type="float">
            <text:p>0.89355</text:p>
          </table:table-cell>
          <table:table-cell office:value-type="float" office:value="0.787133" calcext:value-type="float">
            <text:p>0.787133</text:p>
          </table:table-cell>
          <table:table-cell office:value-type="float" office:value="2.02717" calcext:value-type="float">
            <text:p>2.027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1944" calcext:value-type="float">
            <text:p>0.941944</text:p>
          </table:table-cell>
          <table:table-cell office:value-type="float" office:value="0.8225" calcext:value-type="float">
            <text:p>0.8225</text:p>
          </table:table-cell>
          <table:table-cell office:value-type="float" office:value="2.51475" calcext:value-type="float">
            <text:p>2.514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339221" calcext:value-type="float">
            <text:p>0.339221</text:p>
          </table:table-cell>
          <table:table-cell office:value-type="float" office:value="0.404109" calcext:value-type="float">
            <text:p>0.4041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42467" calcext:value-type="float">
            <text:p>0.742467</text:p>
          </table:table-cell>
          <table:table-cell office:value-type="float" office:value="0.760736" calcext:value-type="float">
            <text:p>0.760736</text:p>
          </table:table-cell>
          <table:table-cell office:value-type="float" office:value="4.31277" calcext:value-type="float">
            <text:p>4.3127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81" calcext:value-type="float">
            <text:p>0.99881</text:p>
          </table:table-cell>
          <table:table-cell office:value-type="float" office:value="0.789359" calcext:value-type="float">
            <text:p>0.789359</text:p>
          </table:table-cell>
          <table:table-cell office:value-type="float" office:value="9.44869" calcext:value-type="float">
            <text:p>9.4486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3:.B22])/20" office:value-type="float" office:value="0.8273681" calcext:value-type="float">
            <text:p>0.8273681</text:p>
          </table:table-cell>
          <table:table-cell table:formula="of:=SUM([.C3:.C22])/20" office:value-type="float" office:value="0.78498655" calcext:value-type="float">
            <text:p>0.78498655</text:p>
          </table:table-cell>
          <table:table-cell table:formula="of:=SUM([.D3:.D22])/20" office:value-type="float" office:value="2.2018434" calcext:value-type="float">
            <text:p>2.2018434</text:p>
          </table:table-cell>
          <table:table-cell table:number-columns-repeated="2"/>
        </table:table-row>
      </table:table>
      <table:table table:name="Memetic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eme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6" calcext:value-type="float">
            <text:p>0.96</text:p>
          </table:table-cell>
          <table:table-cell office:value-type="float" office:value="0.954667" calcext:value-type="float">
            <text:p>0.954667</text:p>
          </table:table-cell>
          <table:table-cell office:value-type="float" office:value="0.173121" calcext:value-type="float">
            <text:p>0.1731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91475" calcext:value-type="float">
            <text:p>0.591475</text:p>
          </table:table-cell>
          <table:table-cell office:value-type="float" office:value="0.883502" calcext:value-type="float">
            <text:p>0.883502</text:p>
          </table:table-cell>
          <table:table-cell office:value-type="float" office:value="0.256721" calcext:value-type="float">
            <text:p>0.2567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86" calcext:value-type="float">
            <text:p>0.686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055" calcext:value-type="float">
            <text:p>1.20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35025" calcext:value-type="float">
            <text:p>0.735025</text:p>
          </table:table-cell>
          <table:table-cell office:value-type="float" office:value="0.928255" calcext:value-type="float">
            <text:p>0.928255</text:p>
          </table:table-cell>
          <table:table-cell office:value-type="float" office:value="1.47429" calcext:value-type="float">
            <text:p>1.47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45879" calcext:value-type="float">
            <text:p>0.945879</text:p>
          </table:table-cell>
          <table:table-cell office:value-type="float" office:value="0.975923" calcext:value-type="float">
            <text:p>0.975923</text:p>
          </table:table-cell>
          <table:table-cell office:value-type="float" office:value="0.51082" calcext:value-type="float">
            <text:p>0.510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907183" calcext:value-type="float">
            <text:p>0.907183</text:p>
          </table:table-cell>
          <table:table-cell office:value-type="float" office:value="0.971759" calcext:value-type="float">
            <text:p>0.971759</text:p>
          </table:table-cell>
          <table:table-cell office:value-type="float" office:value="0.614394" calcext:value-type="float">
            <text:p>0.6143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2307" calcext:value-type="float">
            <text:p>0.972307</text:p>
          </table:table-cell>
          <table:table-cell office:value-type="float" office:value="0.993997" calcext:value-type="float">
            <text:p>0.993997</text:p>
          </table:table-cell>
          <table:table-cell office:value-type="float" office:value="0.664705" calcext:value-type="float">
            <text:p>0.6647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23529" calcext:value-type="float">
            <text:p>0.923529</text:p>
          </table:table-cell>
          <table:table-cell office:value-type="float" office:value="0.918539" calcext:value-type="float">
            <text:p>0.918539</text:p>
          </table:table-cell>
          <table:table-cell office:value-type="float" office:value="0.257214" calcext:value-type="float">
            <text:p>0.2572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95048" calcext:value-type="float">
            <text:p>0.695048</text:p>
          </table:table-cell>
          <table:table-cell office:value-type="float" office:value="0.857477" calcext:value-type="float">
            <text:p>0.857477</text:p>
          </table:table-cell>
          <table:table-cell office:value-type="float" office:value="0.270259" calcext:value-type="float">
            <text:p>0.2702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635" calcext:value-type="float">
            <text:p>0.99635</text:p>
          </table:table-cell>
          <table:table-cell office:value-type="float" office:value="0.986589" calcext:value-type="float">
            <text:p>0.986589</text:p>
          </table:table-cell>
          <table:table-cell office:value-type="float" office:value="3.09805" calcext:value-type="float">
            <text:p>3.098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0566" calcext:value-type="float">
            <text:p>0.880566</text:p>
          </table:table-cell>
          <table:table-cell office:value-type="float" office:value="0.945321" calcext:value-type="float">
            <text:p>0.945321</text:p>
          </table:table-cell>
          <table:table-cell office:value-type="float" office:value="0.84342" calcext:value-type="float">
            <text:p>0.843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65709" calcext:value-type="float">
            <text:p>0.865709</text:p>
          </table:table-cell>
          <table:table-cell office:value-type="float" office:value="0.906999" calcext:value-type="float">
            <text:p>0.906999</text:p>
          </table:table-cell>
          <table:table-cell office:value-type="float" office:value="0.217587" calcext:value-type="float">
            <text:p>0.2175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7757" calcext:value-type="float">
            <text:p>0.77757</text:p>
          </table:table-cell>
          <table:table-cell office:value-type="float" office:value="0.88765" calcext:value-type="float">
            <text:p>0.88765</text:p>
          </table:table-cell>
          <table:table-cell office:value-type="float" office:value="11.9631" calcext:value-type="float">
            <text:p>11.96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37503" calcext:value-type="float">
            <text:p>0.937503</text:p>
          </table:table-cell>
          <table:table-cell office:value-type="float" office:value="0.996053" calcext:value-type="float">
            <text:p>0.996053</text:p>
          </table:table-cell>
          <table:table-cell office:value-type="float" office:value="1.25304" calcext:value-type="float">
            <text:p>1.253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6718" calcext:value-type="float">
            <text:p>0.986718</text:p>
          </table:table-cell>
          <table:table-cell office:value-type="float" office:value="0.882505" calcext:value-type="float">
            <text:p>0.882505</text:p>
          </table:table-cell>
          <table:table-cell office:value-type="float" office:value="38.0682" calcext:value-type="float">
            <text:p>38.06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243" calcext:value-type="float">
            <text:p>0.87243</text:p>
          </table:table-cell>
          <table:table-cell office:value-type="float" office:value="0.901818" calcext:value-type="float">
            <text:p>0.901818</text:p>
          </table:table-cell>
          <table:table-cell office:value-type="float" office:value="3.81978" calcext:value-type="float">
            <text:p>3.819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6389" calcext:value-type="float">
            <text:p>0.936389</text:p>
          </table:table-cell>
          <table:table-cell office:value-type="float" office:value="0.993125" calcext:value-type="float">
            <text:p>0.993125</text:p>
          </table:table-cell>
          <table:table-cell office:value-type="float" office:value="1.52169" calcext:value-type="float">
            <text:p>1.521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4632" calcext:value-type="float">
            <text:p>0.14632</text:p>
          </table:table-cell>
          <table:table-cell office:value-type="float" office:value="0.685195" calcext:value-type="float">
            <text:p>0.685195</text:p>
          </table:table-cell>
          <table:table-cell office:value-type="float" office:value="0.213787" calcext:value-type="float">
            <text:p>0.2137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50933" calcext:value-type="float">
            <text:p>0.750933</text:p>
          </table:table-cell>
          <table:table-cell office:value-type="float" office:value="0.984096" calcext:value-type="float">
            <text:p>0.984096</text:p>
          </table:table-cell>
          <table:table-cell office:value-type="float" office:value="5.25481" calcext:value-type="float">
            <text:p>5.2548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669" calcext:value-type="float">
            <text:p>0.99669</text:p>
          </table:table-cell>
          <table:table-cell office:value-type="float" office:value="0.996359" calcext:value-type="float">
            <text:p>0.996359</text:p>
          </table:table-cell>
          <table:table-cell office:value-type="float" office:value="50.0422" calcext:value-type="float">
            <text:p>50.0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3:.B22])/20" office:value-type="float" office:value="0.8281812" calcext:value-type="float">
            <text:p>0.8281812</text:p>
          </table:table-cell>
          <table:table-cell table:formula="of:=SUM([.C3:.C22])/20" office:value-type="float" office:value="0.92735145" calcext:value-type="float">
            <text:p>0.92735145</text:p>
          </table:table-cell>
          <table:table-cell table:formula="of:=SUM([.D3:.D22])/20" office:value-type="float" office:value="6.0861344" calcext:value-type="float">
            <text:p>6.0861344</text:p>
          </table:table-cell>
          <table:table-cell table:number-columns-repeated="2"/>
        </table:table-row>
      </table:table>
      <table:table table:name="CHC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H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7333" calcext:value-type="float">
            <text:p>0.957333</text:p>
          </table:table-cell>
          <table:table-cell office:value-type="float" office:value="0.689916" calcext:value-type="float">
            <text:p>0.6899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93487" calcext:value-type="float">
            <text:p>0.593487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962096" calcext:value-type="float">
            <text:p>0.962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26" calcext:value-type="float">
            <text:p>0.726</text:p>
          </table:table-cell>
          <table:table-cell office:value-type="float" office:value="0.9704" calcext:value-type="float">
            <text:p>0.9704</text:p>
          </table:table-cell>
          <table:table-cell office:value-type="float" office:value="1.5931" calcext:value-type="float">
            <text:p>1.59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724875" calcext:value-type="float">
            <text:p>0.724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2.87518" calcext:value-type="float">
            <text:p>2.875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49203" calcext:value-type="float">
            <text:p>0.949203</text:p>
          </table:table-cell>
          <table:table-cell office:value-type="float" office:value="0.984534" calcext:value-type="float">
            <text:p>0.984534</text:p>
          </table:table-cell>
          <table:table-cell office:value-type="float" office:value="2.2541" calcext:value-type="float">
            <text:p>2.25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937623" calcext:value-type="float">
            <text:p>0.937623</text:p>
          </table:table-cell>
          <table:table-cell office:value-type="float" office:value="0.98588" calcext:value-type="float">
            <text:p>0.98588</text:p>
          </table:table-cell>
          <table:table-cell office:value-type="float" office:value="2.23048" calcext:value-type="float">
            <text:p>2.230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60729" calcext:value-type="float">
            <text:p>0.960729</text:p>
          </table:table-cell>
          <table:table-cell office:value-type="float" office:value="0.991947" calcext:value-type="float">
            <text:p>0.991947</text:p>
          </table:table-cell>
          <table:table-cell office:value-type="float" office:value="3.92943" calcext:value-type="float">
            <text:p>3.929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39059" calcext:value-type="float">
            <text:p>0.939059</text:p>
          </table:table-cell>
          <table:table-cell office:value-type="float" office:value="0.963483" calcext:value-type="float">
            <text:p>0.963483</text:p>
          </table:table-cell>
          <table:table-cell office:value-type="float" office:value="0.771558" calcext:value-type="float">
            <text:p>0.7715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9981" calcext:value-type="float">
            <text:p>0.69981</text:p>
          </table:table-cell>
          <table:table-cell office:value-type="float" office:value="0.893458" calcext:value-type="float">
            <text:p>0.893458</text:p>
          </table:table-cell>
          <table:table-cell office:value-type="float" office:value="0.75439" calcext:value-type="float">
            <text:p>0.754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4192" calcext:value-type="float">
            <text:p>0.994192</text:p>
          </table:table-cell>
          <table:table-cell office:value-type="float" office:value="0.986079" calcext:value-type="float">
            <text:p>0.986079</text:p>
          </table:table-cell>
          <table:table-cell office:value-type="float" office:value="7.24799" calcext:value-type="float">
            <text:p>7.247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566" calcext:value-type="float">
            <text:p>0.88566</text:p>
          </table:table-cell>
          <table:table-cell office:value-type="float" office:value="0.956698" calcext:value-type="float">
            <text:p>0.956698</text:p>
          </table:table-cell>
          <table:table-cell office:value-type="float" office:value="2.62513" calcext:value-type="float">
            <text:p>2.625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7935" calcext:value-type="float">
            <text:p>0.877935</text:p>
          </table:table-cell>
          <table:table-cell office:value-type="float" office:value="0.942085" calcext:value-type="float">
            <text:p>0.942085</text:p>
          </table:table-cell>
          <table:table-cell office:value-type="float" office:value="1.06542" calcext:value-type="float">
            <text:p>1.065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777837" calcext:value-type="float">
            <text:p>0.777837</text:p>
          </table:table-cell>
          <table:table-cell office:value-type="float" office:value="0.875754" calcext:value-type="float">
            <text:p>0.875754</text:p>
          </table:table-cell>
          <table:table-cell office:value-type="float" office:value="5.40051" calcext:value-type="float">
            <text:p>5.400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57056" calcext:value-type="float">
            <text:p>0.957056</text:p>
          </table:table-cell>
          <table:table-cell office:value-type="float" office:value="0.98273" calcext:value-type="float">
            <text:p>0.98273</text:p>
          </table:table-cell>
          <table:table-cell office:value-type="float" office:value="5.62621" calcext:value-type="float">
            <text:p>5.626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3262" calcext:value-type="float">
            <text:p>0.983262</text:p>
          </table:table-cell>
          <table:table-cell office:value-type="float" office:value="0.952265" calcext:value-type="float">
            <text:p>0.952265</text:p>
          </table:table-cell>
          <table:table-cell office:value-type="float" office:value="4.08984" calcext:value-type="float">
            <text:p>4.089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81582" calcext:value-type="float">
            <text:p>0.881582</text:p>
          </table:table-cell>
          <table:table-cell office:value-type="float" office:value="0.941119" calcext:value-type="float">
            <text:p>0.941119</text:p>
          </table:table-cell>
          <table:table-cell office:value-type="float" office:value="3.01767" calcext:value-type="float">
            <text:p>3.017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1528" calcext:value-type="float">
            <text:p>0.931528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3.88418" calcext:value-type="float">
            <text:p>3.88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42424" calcext:value-type="float">
            <text:p>0.142424</text:p>
          </table:table-cell>
          <table:table-cell office:value-type="float" office:value="0.67974" calcext:value-type="float">
            <text:p>0.67974</text:p>
          </table:table-cell>
          <table:table-cell office:value-type="float" office:value="0.775158" calcext:value-type="float">
            <text:p>0.7751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81" calcext:value-type="float">
            <text:p>0.781</text:p>
          </table:table-cell>
          <table:table-cell office:value-type="float" office:value="0.969472" calcext:value-type="float">
            <text:p>0.969472</text:p>
          </table:table-cell>
          <table:table-cell office:value-type="float" office:value="7.58895" calcext:value-type="float">
            <text:p>7.5889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569" calcext:value-type="float">
            <text:p>0.997569</text:p>
          </table:table-cell>
          <table:table-cell office:value-type="float" office:value="0.990615" calcext:value-type="float">
            <text:p>0.990615</text:p>
          </table:table-cell>
          <table:table-cell office:value-type="float" office:value="16.9733" calcext:value-type="float">
            <text:p>16.97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3:.B22])/20" office:value-type="float" office:value="0.8337082" calcext:value-type="float">
            <text:p>0.8337082</text:p>
          </table:table-cell>
          <table:table-cell table:formula="of:=SUM([.C3:.C22])/20" office:value-type="float" office:value="0.94092675" calcext:value-type="float">
            <text:p>0.94092675</text:p>
          </table:table-cell>
          <table:table-cell table:formula="of:=SUM([.D3:.D22])/20" office:value-type="float" office:value="3.7177304" calcext:value-type="float">
            <text:p>3.71773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6:12:12.597365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33:19.261797323</meta:creation-date>
    <dc:date>2018-05-08T17:34:56.972203666</dc:date>
    <meta:editing-duration>PT50M50S</meta:editing-duration>
    <meta:editing-cycles>4</meta:editing-cycles>
    <meta:generator>LibreOffice/6.0.3.2$Linux_X86_64 LibreOffice_project/00m0$Build-2</meta:generator>
    <meta:document-statistic meta:table-count="7" meta:cell-count="910" meta:object-count="0"/>
  </office:meta>
</office:document-meta>
</file>